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2.00pt" fo:font-weight="normal" fo:font-family="Calibri" style:font-family-asian="Calibri" style:font-family-complex="Calibri" fo:background-color="transparent" fo:color="#ff0000"/>
    </style:style>
    <style:style style:name="T2" style:family="text">
      <style:text-properties fo:font-size="12.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office:automatic-styles>
  <office:body>
    <office:text>
      <text:p text:style-name="P1"><text:span text:style-name="T1">System Test</text:span></text:p>
      <text:p text:style-name="P2"><text:span text:style-name="T2">All'interno del programma è presente una classe di test chiamata "LevelTest". Questa classe serve per testare varie combinazioni della griglia di gioco. Per utilizzare questa classe basterà modificare la ventesima riga della classe "Grid" e cambiare la variabile booleana "test" da "false" a "true". </text:span></text:p>
      <text:p text:style-name="P2"><text:span text:style-name="T2">Questo permetterà di giocare tre livelli personalizzabili del gioco, di base semplificati per testare le funzionalità del programma. La classe "LevelTest" contiene tre matrici all'interno di uno switch case, queste matrici possono essere modificate per avere livelli specifici. L'unica prerogativa è che i numeri all'interno della griglia siano contigui (senza salti).</text:span></text:p>
      <text:p text:style-name="P2"><text:span text:style-name="T2">Quando si utilizza questa versione del gioco sarà difficile utilizzare la funzione "Best Next Move" in quanto il numero di "migliori mosse" è limitato a quelle che conosce. Non si potrà aprire una vecchia partita perchè il programma andrà in errore, sarà comunque possibile salvare la partita anche se quest'ultima sarà eseguibile solo quando il gioco è in questa versione di test.<text:s/></text:span><text:span text:style-name="T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